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1fcea3" style:font-size-asian="14pt" style:font-size-complex="14pt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166c87" style:font-size-asian="14pt" style:font-size-complex="14pt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1fcea3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0474a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23812a" officeooo:paragraph-rsid="0023812a" style:font-size-asian="14pt" style:font-size-complex="14pt"/>
    </style:style>
    <style:style style:name="P7" style:family="paragraph" style:parent-style-name="Heading_20_1">
      <style:paragraph-properties fo:text-align="center" style:justify-single-word="false"/>
      <style:text-properties style:font-name="Times New Roman" officeooo:paragraph-rsid="0023812a"/>
    </style:style>
    <style:style style:name="T1" style:family="text">
      <style:text-properties style:text-position="super 58%" officeooo:rsid="001e0439"/>
    </style:style>
    <style:style style:name="T2" style:family="text">
      <style:text-properties officeooo:rsid="001e0439"/>
    </style:style>
    <style:style style:name="T3" style:family="text">
      <style:text-properties officeooo:rsid="0024c4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1" text:name="Билет"/>
      </text:user-field-decls>
      <text:h text:style-name="P7" text:outline-level="1">Вопросы <text:span text:style-name="T3">к зачету </text:span>по курсу «Моделирование антенн и микроволновых устройств»</text:h>
      <text:list xml:id="list903190019" text:style-name="L1">
        <text:list-header>
          <text:p text:style-name="P6"/>
        </text:list-header>
        <text:list-item>
          <text:p text:style-name="P3">Моделирование и модель объекта.</text:p>
        </text:list-item>
        <text:list-item>
          <text:p text:style-name="P4"><text:s/>Этапы построения электродинамической модели.</text:p>
        </text:list-item>
        <text:list-item>
          <text:p text:style-name="P4">Методы электродинамического моделирования. Частотная и временная области моделирования.</text:p>
        </text:list-item>
        <text:list-item>
          <text:p text:style-name="P4"><text:s/>Основные этапы электродинамического моделирования.</text:p>
        </text:list-item>
        <text:list-item>
          <text:p text:style-name="P4"><text:s/>Проблемы и сложности электродинамического моделирования.</text:p>
        </text:list-item>
        <text:list-item>
          <text:p text:style-name="P4"><text:s/>Внутренняя и внешняя задачи электродинамики.</text:p>
        </text:list-item>
        <text:list-item>
          <text:p text:style-name="P4"><text:s/>Граничные условия.</text:p>
        </text:list-item>
        <text:list-item>
          <text:p text:style-name="P4"><text:s/>Конечно-разностные схемы численного расчета производной.</text:p>
        </text:list-item>
        <text:list-item>
          <text:p text:style-name="P4"><text:s/>Одномерный метод конечных разностей во временной области (КРВО, FDTD). Основные соотношения.</text:p>
        </text:list-item>
        <text:list-item>
          <text:p text:style-name="P4"><text:s/>Одномерный метод FDTD. Особенности пространственной и временной сеток.</text:p>
        </text:list-item>
        <text:list-item>
          <text:p text:style-name="P4"><text:s/>Критерий устойчивости метода FDTD. Число Куранта.</text:p>
        </text:list-item>
        <text:list-item>
          <text:p text:style-name="P4"><text:s/>Одномерный метод FDTD. Граничные условия с использованием идеальных электрического и магнитного проводников.</text:p>
        </text:list-item>
        <text:list-item>
          <text:p text:style-name="P4"><text:s/>Жесткий» и «мягкий» (аддитивный) источники возбуждения.</text:p>
        </text:list-item>
        <text:list-item>
          <text:p text:style-name="P4"><text:s/>Метод полного поля / рассеянного поля (Total Field / Scattered field, TFSF).</text:p>
        </text:list-item>
        <text:list-item>
          <text:p text:style-name="P4"><text:s/>Моделирование распространения электромагнитной волны в идеальном диэлектрике.</text:p>
        </text:list-item>
        <text:list-item>
          <text:p text:style-name="P4"><text:s/>Моделирование распространения электромагнитной волны в среде с потерями.</text:p>
        </text:list-item>
        <text:list-item>
          <text:p text:style-name="P4"><text:s/>Граничные условия с использованием диэлектрика с потерями.</text:p>
        </text:list-item>
        <text:list-item>
          <text:p text:style-name="P4"><text:s/>Уравнения адвекции.</text:p>
        </text:list-item>
        <text:list-item>
          <text:p text:style-name="P5"><text:soft-page-break/><text:s/>Поглощающие граничные условия первой степени.</text:p>
        </text:list-item>
        <text:list-item>
          <text:p text:style-name="P4"><text:s/>Поглощающие граничные условия первой степени с использованием операторной записи.</text:p>
        </text:list-item>
        <text:list-item>
          <text:p text:style-name="P4"><text:s/>Поглощающие граничные условия второй степени.</text:p>
        </text:list-item>
        <text:list-item>
          <text:p text:style-name="P4"><text:s/>Источники возбуждения. Гауссов импульс.</text:p>
        </text:list-item>
        <text:list-item>
          <text:p text:style-name="P4"><text:s/>Источники возбуждения. Дифференцированный гауссов импульс.</text:p>
        </text:list-item>
        <text:list-item>
          <text:p text:style-name="P4"><text:s/>Источники возбуждения. Модулированный гауссов импульс.</text:p>
        </text:list-item>
        <text:list-item>
          <text:p text:style-name="P4"><text:s/>Использование модулированного гауссова импульса в методе полного поля / рассеянного поля (Total Field / Scattered field, TFSF).</text:p>
        </text:list-item>
        <text:list-item>
          <text:p text:style-name="P4"><text:s/>Источники возбуждения. Вейвлет Рикера.</text:p>
        </text:list-item>
        <text:list-item>
          <text:p text:style-name="P4"><text:s/>Источники возбуждения. Гармонический сигнал.</text:p>
        </text:list-item>
        <text:list-item>
          <text:p text:style-name="P4"><text:s/>Источники погрешности метода FDTD. Численная дисперсия..</text:p>
        </text:list-item>
        <text:list-item>
          <text:p text:style-name="P4"><text:s/>Двумерный метод FDTD. Особенности, связанные с поляризацией электромагнитных волн.</text:p>
        </text:list-item>
        <text:list-item>
          <text:p text:style-name="P2"><text:span text:style-name="T2"><text:s/>Двумерный метод FDTD для поляризации TM</text:span><text:span text:style-name="T1">Z</text:span><text:span text:style-name="T2">. Основные соотношения. Особенности пространственной сетки.</text:span></text:p>
        </text:list-item>
        <text:list-item>
          <text:p text:style-name="P2"><text:span text:style-name="T2"><text:s/>Двумерный метод FDTD для поляризации TE</text:span><text:span text:style-name="T1">Z</text:span><text:span text:style-name="T2">. Основные соотношения. Особенности пространственной сетки.</text:span></text:p>
        </text:list-item>
        <text:list-item>
          <text:p text:style-name="P4"><text:s/>Стабильность двумерного метода FDTD.</text:p>
        </text:list-item>
        <text:list-item>
          <text:p text:style-name="P4"><text:s/>Модификации метода FDT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9:28:47.858943632</meta:creation-date>
    <dc:date>2017-12-07T22:40:08.535390527</dc:date>
    <meta:editing-duration>PT58M18S</meta:editing-duration>
    <meta:editing-cycles>17</meta:editing-cycles>
    <meta:generator>LibreOffice/5.4.2.2$Linux_X86_64 LibreOffice_project/40m0$Build-2</meta:generator>
    <meta:document-statistic meta:table-count="0" meta:image-count="0" meta:object-count="0" meta:page-count="2" meta:paragraph-count="34" meta:word-count="261" meta:character-count="2184" meta:non-whitespace-character-count="1959"/>
  </office:meta>
</office:document-meta>
</file>